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7cm" draw:marker-end-width="0.437cm" draw:stroke-linejoin="miter" draw:fill-color="#ffffff" draw:textarea-horizontal-align="justify" draw:textarea-vertical-align="middle" draw:auto-grow-height="false" fo:min-height="1.411cm" fo:min-width="2.719cm" fo:padding-top="0.203cm" fo:padding-bottom="0.203cm" fo:padding-left="0.328cm" fo:padding-right="0.328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067cm" fo:min-width="0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67cm" fo:min-width="1.22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375cm" svg:height="1.817cm" svg:x="4.292cm" svg:y="7.12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2" draw:layer="layout" svg:width="0.318cm" svg:height="0.317cm" svg:x="4.568cm" svg:y="7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5.068cm" svg:y="7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5.568cm" svg:y="7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6.068cm" svg:y="7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6.568cm" svg:y="7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7.068cm" svg:y="7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4.568cm" svg:y="7.8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5.068cm" svg:y="7.8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5.568cm" svg:y="7.8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6.068cm" svg:y="7.8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6.568cm" svg:y="7.8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7.068cm" svg:y="7.8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4.568cm" svg:y="8.3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723cm" svg:height="0.317cm" svg:x="5.068cm" svg:y="8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5.568cm" svg:y="8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6.068cm" svg:y="8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6.568cm" svg:y="8.37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318cm" svg:height="0.317cm" svg:x="7.068cm" svg:y="8.37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6T11:26:32.775000000</meta:creation-date>
    <dc:date>2024-05-16T11:31:24.676000000</dc:date>
    <meta:editing-duration>PT4M53S</meta:editing-duration>
    <meta:editing-cycles>1</meta:editing-cycles>
    <meta:document-statistic meta:object-count="20"/>
    <meta:generator>LibreOffice/7.3.5.2$Windows_X86_64 LibreOffice_project/184fe81b8c8c30d8b5082578aee2fed2ea847c01</meta:generator>
  </office:meta>
</office:document-meta>
</file>